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2.2756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2.4409in"/>
    </style:style>
    <style:style style:name="co9" style:family="table-column">
      <style:table-column-properties fo:break-before="auto" style:column-width="2.1098in"/>
    </style:style>
    <style:style style:name="co10" style:family="table-column">
      <style:table-column-properties fo:break-before="auto" style:column-width="2.4827in"/>
    </style:style>
    <style:style style:name="co11" style:family="table-column">
      <style:table-column-properties fo:break-before="auto" style:column-width="2.1516in"/>
    </style:style>
    <style:style style:name="co12" style:family="table-column">
      <style:table-column-properties fo:break-before="auto" style:column-width="2.4209in"/>
    </style:style>
    <style:style style:name="co13" style:family="table-column">
      <style:table-column-properties fo:break-before="auto" style:column-width="2.089in"/>
    </style:style>
    <style:style style:name="co14" style:family="table-column">
      <style:table-column-properties fo:break-before="auto" style:column-width="1.2807in"/>
    </style:style>
    <style:style style:name="co15" style:family="table-column">
      <style:table-column-properties fo:break-before="auto" style:column-width="1.5811in"/>
    </style:style>
    <style:style style:name="co16" style:family="table-column">
      <style:table-column-properties fo:break-before="auto" style:column-width="1.6327in"/>
    </style:style>
    <style:style style:name="co17" style:family="table-column">
      <style:table-column-properties fo:break-before="auto" style:column-width="1.4465in"/>
    </style:style>
    <style:style style:name="co18" style:family="table-column">
      <style:table-column-properties fo:break-before="auto" style:column-width="1.3016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0.8555in"/>
    </style:style>
    <style:style style:name="co21" style:family="table-column">
      <style:table-column-properties fo:break-before="auto" style:column-width="1.0008in"/>
    </style:style>
    <style:style style:name="co22" style:family="table-column">
      <style:table-column-properties fo:break-before="auto" style:column-width="1.0626in"/>
    </style:style>
    <style:style style:name="co23" style:family="table-column">
      <style:table-column-properties fo:break-before="auto" style:column-width="2.0264in"/>
    </style:style>
    <style:style style:name="co24" style:family="table-column">
      <style:table-column-properties fo:break-before="auto" style:column-width="1.6953in"/>
    </style:style>
    <style:style style:name="co25" style:family="table-column">
      <style:table-column-properties fo:break-before="auto" style:column-width="2.2862in"/>
    </style:style>
    <style:style style:name="co26" style:family="table-column">
      <style:table-column-properties fo:break-before="auto" style:column-width="1.9543in"/>
    </style:style>
    <style:style style:name="co27" style:family="table-column">
      <style:table-column-properties fo:break-before="auto" style:column-width="0.7102in"/>
    </style:style>
    <style:style style:name="co28" style:family="table-column">
      <style:table-column-properties fo:break-before="auto" style:column-width="1.7571in"/>
    </style:style>
    <style:style style:name="co29" style:family="table-column">
      <style:table-column-properties fo:break-before="auto" style:column-width="2.2965in"/>
    </style:style>
    <style:style style:name="co30" style:family="table-column">
      <style:table-column-properties fo:break-before="auto" style:column-width="1.9646in"/>
    </style:style>
    <style:style style:name="co31" style:family="table-column">
      <style:table-column-properties fo:break-before="auto" style:column-width="1.3736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1_New metrics v2" table:style-name="ta1">
        <table:shapes>
          <draw:frame draw:z-index="0" draw:style-name="gr1" draw:text-style-name="P1" svg:width="6.2988in" svg:height="3.5429in" svg:x="41.4142in" svg:y="6.1579in">
            <draw:object draw:notify-on-update-of-ranges="'11_New metrics v2'.Y22:'11_New metrics v2'.A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8.0366in" svg:y="4.1287in">
            <draw:object draw:notify-on-update-of-ranges="'11_New metrics v2'.Y22:'11_New metrics v2'.AE22 '11_New metrics v2'.Y23:'11_New metrics v2'.A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normal_search_positions_generated</text:p>
          </table:table-cell>
          <table:table-cell office:value-type="string" calcext:value-type="string">
            <text:p>q_search_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stand_pat_cutoffs</text:p>
          </table:table-cell>
          <table:table-cell office:value-type="string" calcext:value-type="string">
            <text:p>normal_search_cutoffs</text:p>
          </table:table-cell>
          <table:table-cell office:value-type="string" calcext:value-type="string">
            <text:p>q_search_cutoffs</text:p>
          </table:table-cell>
          <table:table-cell office:value-type="string" calcext:value-type="string">
            <text:p>normal_search_best_move_first_count</text:p>
          </table:table-cell>
          <table:table-cell office:value-type="string" calcext:value-type="string">
            <text:p>q_search_best_move_first_count</text:p>
          </table:table-cell>
          <table:table-cell office:value-type="string" calcext:value-type="string">
            <text:p>normal_search_nodes_with_best_move</text:p>
          </table:table-cell>
          <table:table-cell office:value-type="string" calcext:value-type="string">
            <text:p>q_search_nodes_with_best_move</text:p>
          </table:table-cell>
          <table:table-cell office:value-type="string" calcext:value-type="string">
            <text:p>normal_search_sum_of_cutoff_indices</text:p>
          </table:table-cell>
          <table:table-cell office:value-type="string" calcext:value-type="string">
            <text:p>q_search_sum_of_cutoff_indices</text:p>
          </table:table-cell>
          <table:table-cell office:value-type="string" calcext:value-type="string">
            <text:p>killer_move_cutoffs</text:p>
          </table:table-cell>
          <table:table-cell office:value-type="string" calcext:value-type="string">
            <text:p>history_heuristic_cutoffs</text:p>
          </table:table-cell>
          <table:table-cell office:value-type="string" calcext:value-type="string">
            <text:p>normal_search_tt_probes</text:p>
          </table:table-cell>
          <table:table-cell office:value-type="string" calcext:value-type="string">
            <text:p>normal_search_tt_hits</text:p>
          </table:table-cell>
          <table:table-cell office:value-type="string" calcext:value-type="string">
            <text:p>normal_search_tt_cutoffs</text:p>
          </table:table-cell>
          <table:table-cell office:value-type="string" calcext:value-type="string">
            <text:p>q_search_tt_probes</text:p>
          </table:table-cell>
          <table:table-cell office:value-type="string" calcext:value-type="string">
            <text:p>q_search_tt_hits</text:p>
          </table:table-cell>
          <table:table-cell office:value-type="string" calcext:value-type="string">
            <text:p>q_search_tt_cutoff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normal_search_move_gen_time</text:p>
          </table:table-cell>
          <table:table-cell office:value-type="string" calcext:value-type="string">
            <text:p>q_search_move_gen_time</text:p>
          </table:table-cell>
          <table:table-cell office:value-type="string" calcext:value-type="string">
            <text:p>normal_search_move_ordering_time</text:p>
          </table:table-cell>
          <table:table-cell office:value-type="string" calcext:value-type="string">
            <text:p>q_search_move_ordering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avg_normal_search_cutoff_index</text:p>
          </table:table-cell>
          <table:table-cell office:value-type="string" calcext:value-type="string">
            <text:p>avg_q_search_cutoff_index</text:p>
          </table:table-cell>
          <table:table-cell office:value-type="string" calcext:value-type="string">
            <text:p>normal_search_best_move_first_pct</text:p>
          </table:table-cell>
          <table:table-cell office:value-type="string" calcext:value-type="string">
            <text:p>q_search_best_move_first_pct</text:p>
          </table:table-cell>
          <table:table-cell office:value-type="string" calcext:value-type="string">
            <text:p>stand_pat_cutoff_pct</text:p>
          </table:table-cell>
        </table:table-row>
        <table:table-row table:style-name="ro1">
          <table:table-cell office:value-type="string" calcext:value-type="string">
            <text:p>New metrics v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New metrics v2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067" calcext:value-type="float">
            <text:p>2067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965811965812" calcext:value-type="float">
            <text:p>0.61965811965812</text:p>
          </table:table-cell>
        </table:table-row>
        <table:table-row table:style-name="ro1">
          <table:table-cell office:value-type="string" calcext:value-type="string">
            <text:p>New metrics v2</text:p>
          </table:table-cell>
          <table:table-cell office:value-type="float" office:value="2" calcext:value-type="float">
            <text:p>2</text:p>
          </table:table-cell>
          <table:table-cell office:value-type="float" office:value="4606" calcext:value-type="float">
            <text:p>4606</text:p>
          </table:table-cell>
          <table:table-cell office:value-type="float" office:value="10396" calcext:value-type="float">
            <text:p>10396</text:p>
          </table:table-cell>
          <table:table-cell office:value-type="float" office:value="205" calcext:value-type="float">
            <text:p>205</text:p>
          </table:table-cell>
          <table:table-cell office:value-type="float" office:value="2193" calcext:value-type="float">
            <text:p>2193</text:p>
          </table:table-cell>
          <table:table-cell office:value-type="float" office:value="1731" calcext:value-type="float">
            <text:p>1731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59" calcext:value-type="float">
            <text:p>59</text:p>
          </table:table-cell>
          <table:table-cell office:value-type="float" office:value="733" calcext:value-type="float">
            <text:p>733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8970588235294" calcext:value-type="float">
            <text:p>5.38970588235294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0.102941176470588" calcext:value-type="float">
            <text:p>0.102941176470588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789329685362517" calcext:value-type="float">
            <text:p>0.789329685362517</text:p>
          </table:table-cell>
        </table:table-row>
        <table:table-row table:style-name="ro1">
          <table:table-cell office:value-type="string" calcext:value-type="string">
            <text:p>New metrics v2</text:p>
          </table:table-cell>
          <table:table-cell office:value-type="float" office:value="3" calcext:value-type="float">
            <text:p>3</text:p>
          </table:table-cell>
          <table:table-cell office:value-type="float" office:value="53623" calcext:value-type="float">
            <text:p>53623</text:p>
          </table:table-cell>
          <table:table-cell office:value-type="float" office:value="170313" calcext:value-type="float">
            <text:p>170313</text:p>
          </table:table-cell>
          <table:table-cell office:value-type="float" office:value="2410" calcext:value-type="float">
            <text:p>2410</text:p>
          </table:table-cell>
          <table:table-cell office:value-type="float" office:value="18641" calcext:value-type="float">
            <text:p>18641</text:p>
          </table:table-cell>
          <table:table-cell office:value-type="float" office:value="11491" calcext:value-type="float">
            <text:p>11491</text:p>
          </table:table-cell>
          <table:table-cell office:value-type="float" office:value="1979" calcext:value-type="float">
            <text:p>1979</text:p>
          </table:table-cell>
          <table:table-cell office:value-type="float" office:value="1769" calcext:value-type="float">
            <text:p>1769</text:p>
          </table:table-cell>
          <table:table-cell office:value-type="float" office:value="853" calcext:value-type="float">
            <text:p>853</text:p>
          </table:table-cell>
          <table:table-cell office:value-type="float" office:value="1862" calcext:value-type="float">
            <text:p>1862</text:p>
          </table:table-cell>
          <table:table-cell office:value-type="float" office:value="2409" calcext:value-type="float">
            <text:p>2409</text:p>
          </table:table-cell>
          <table:table-cell office:value-type="float" office:value="2031" calcext:value-type="float">
            <text:p>2031</text:p>
          </table:table-cell>
          <table:table-cell office:value-type="float" office:value="8276" calcext:value-type="float">
            <text:p>8276</text:p>
          </table:table-cell>
          <table:table-cell office:value-type="float" office:value="1967" calcext:value-type="float">
            <text:p>19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.18191005558363" calcext:value-type="float">
            <text:p>4.18191005558363</text:p>
          </table:table-cell>
          <table:table-cell office:value-type="float" office:value="1.11192764273601" calcext:value-type="float">
            <text:p>1.11192764273601</text:p>
          </table:table-cell>
          <table:table-cell office:value-type="float" office:value="0.354088833540888" calcext:value-type="float">
            <text:p>0.354088833540888</text:p>
          </table:table-cell>
          <table:table-cell office:value-type="float" office:value="0.916789758739537" calcext:value-type="float">
            <text:p>0.916789758739537</text:p>
          </table:table-cell>
          <table:table-cell office:value-type="float" office:value="0.616436886433131" calcext:value-type="float">
            <text:p>0.616436886433131</text:p>
          </table:table-cell>
        </table:table-row>
        <table:table-row table:style-name="ro1">
          <table:table-cell office:value-type="string" calcext:value-type="string">
            <text:p>New metrics v2</text:p>
          </table:table-cell>
          <table:table-cell office:value-type="float" office:value="4" calcext:value-type="float">
            <text:p>4</text:p>
          </table:table-cell>
          <table:table-cell office:value-type="float" office:value="492215" calcext:value-type="float">
            <text:p>492215</text:p>
          </table:table-cell>
          <table:table-cell office:value-type="float" office:value="1358110" calcext:value-type="float">
            <text:p>1358110</text:p>
          </table:table-cell>
          <table:table-cell office:value-type="float" office:value="19583" calcext:value-type="float">
            <text:p>19583</text:p>
          </table:table-cell>
          <table:table-cell office:value-type="float" office:value="190851" calcext:value-type="float">
            <text:p>190851</text:p>
          </table:table-cell>
          <table:table-cell office:value-type="float" office:value="130290" calcext:value-type="float">
            <text:p>130290</text:p>
          </table:table-cell>
          <table:table-cell office:value-type="float" office:value="15161" calcext:value-type="float">
            <text:p>15161</text:p>
          </table:table-cell>
          <table:table-cell office:value-type="float" office:value="19636" calcext:value-type="float">
            <text:p>19636</text:p>
          </table:table-cell>
          <table:table-cell office:value-type="float" office:value="5519" calcext:value-type="float">
            <text:p>5519</text:p>
          </table:table-cell>
          <table:table-cell office:value-type="float" office:value="21530" calcext:value-type="float">
            <text:p>21530</text:p>
          </table:table-cell>
          <table:table-cell office:value-type="float" office:value="19579" calcext:value-type="float">
            <text:p>19579</text:p>
          </table:table-cell>
          <table:table-cell office:value-type="float" office:value="24224" calcext:value-type="float">
            <text:p>24224</text:p>
          </table:table-cell>
          <table:table-cell office:value-type="float" office:value="67188" calcext:value-type="float">
            <text:p>67188</text:p>
          </table:table-cell>
          <table:table-cell office:value-type="float" office:value="22667" calcext:value-type="float">
            <text:p>22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618" calcext:value-type="float">
            <text:p>618</text:p>
          </table:table-cell>
          <table:table-cell office:value-type="float" office:value="4.43163379724293" calcext:value-type="float">
            <text:p>4.43163379724293</text:p>
          </table:table-cell>
          <table:table-cell office:value-type="float" office:value="1.15435933998778" calcext:value-type="float">
            <text:p>1.15435933998778</text:p>
          </table:table-cell>
          <table:table-cell office:value-type="float" office:value="0.281883650850401" calcext:value-type="float">
            <text:p>0.281883650850401</text:p>
          </table:table-cell>
          <table:table-cell office:value-type="float" office:value="0.888787978863937" calcext:value-type="float">
            <text:p>0.888787978863937</text:p>
          </table:table-cell>
          <table:table-cell office:value-type="float" office:value="0.682679158086675" calcext:value-type="float">
            <text:p>0.682679158086675</text:p>
          </table:table-cell>
        </table:table-row>
        <table:table-row table:style-name="ro1">
          <table:table-cell office:value-type="string" calcext:value-type="string">
            <text:p>New metrics v2</text:p>
          </table:table-cell>
          <table:table-cell office:value-type="float" office:value="5" calcext:value-type="float">
            <text:p>5</text:p>
          </table:table-cell>
          <table:table-cell office:value-type="float" office:value="2511457" calcext:value-type="float">
            <text:p>2511457</text:p>
          </table:table-cell>
          <table:table-cell office:value-type="float" office:value="12954915" calcext:value-type="float">
            <text:p>12954915</text:p>
          </table:table-cell>
          <table:table-cell office:value-type="float" office:value="105064" calcext:value-type="float">
            <text:p>105064</text:p>
          </table:table-cell>
          <table:table-cell office:value-type="float" office:value="1097582" calcext:value-type="float">
            <text:p>1097582</text:p>
          </table:table-cell>
          <table:table-cell office:value-type="float" office:value="557726" calcext:value-type="float">
            <text:p>557726</text:p>
          </table:table-cell>
          <table:table-cell office:value-type="float" office:value="90396" calcext:value-type="float">
            <text:p>90396</text:p>
          </table:table-cell>
          <table:table-cell office:value-type="float" office:value="205011" calcext:value-type="float">
            <text:p>205011</text:p>
          </table:table-cell>
          <table:table-cell office:value-type="float" office:value="36241" calcext:value-type="float">
            <text:p>36241</text:p>
          </table:table-cell>
          <table:table-cell office:value-type="float" office:value="240220" calcext:value-type="float">
            <text:p>240220</text:p>
          </table:table-cell>
          <table:table-cell office:value-type="float" office:value="104971" calcext:value-type="float">
            <text:p>104971</text:p>
          </table:table-cell>
          <table:table-cell office:value-type="float" office:value="266776" calcext:value-type="float">
            <text:p>266776</text:p>
          </table:table-cell>
          <table:table-cell office:value-type="float" office:value="455523" calcext:value-type="float">
            <text:p>455523</text:p>
          </table:table-cell>
          <table:table-cell office:value-type="float" office:value="233703" calcext:value-type="float">
            <text:p>2337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25" calcext:value-type="float">
            <text:p>325</text:p>
          </table:table-cell>
          <table:table-cell office:value-type="float" office:value="666" calcext:value-type="float">
            <text:p>666</text:p>
          </table:table-cell>
          <table:table-cell office:value-type="float" office:value="182" calcext:value-type="float">
            <text:p>182</text:p>
          </table:table-cell>
          <table:table-cell office:value-type="float" office:value="1247" calcext:value-type="float">
            <text:p>1247</text:p>
          </table:table-cell>
          <table:table-cell office:value-type="float" office:value="656" calcext:value-type="float">
            <text:p>656</text:p>
          </table:table-cell>
          <table:table-cell office:value-type="float" office:value="113" calcext:value-type="float">
            <text:p>113</text:p>
          </table:table-cell>
          <table:table-cell office:value-type="float" office:value="3905" calcext:value-type="float">
            <text:p>3905</text:p>
          </table:table-cell>
          <table:table-cell office:value-type="float" office:value="5.03919421213328" calcext:value-type="float">
            <text:p>5.03919421213328</text:p>
          </table:table-cell>
          <table:table-cell office:value-type="float" office:value="1.13995346591159" calcext:value-type="float">
            <text:p>1.13995346591159</text:p>
          </table:table-cell>
          <table:table-cell office:value-type="float" office:value="0.345247735088739" calcext:value-type="float">
            <text:p>0.345247735088739</text:p>
          </table:table-cell>
          <table:table-cell office:value-type="float" office:value="0.900455813116622" calcext:value-type="float">
            <text:p>0.900455813116622</text:p>
          </table:table-cell>
          <table:table-cell office:value-type="float" office:value="0.508140621839644" calcext:value-type="float">
            <text:p>0.508140621839644</text:p>
          </table:table-cell>
        </table:table-row>
        <table:table-row table:style-name="ro1">
          <table:table-cell office:value-type="string" calcext:value-type="string">
            <text:p>New metrics v2</text:p>
          </table:table-cell>
          <table:table-cell office:value-type="float" office:value="6" calcext:value-type="float">
            <text:p>6</text:p>
          </table:table-cell>
          <table:table-cell office:value-type="float" office:value="22421803" calcext:value-type="float">
            <text:p>22421803</text:p>
          </table:table-cell>
          <table:table-cell office:value-type="float" office:value="89066126" calcext:value-type="float">
            <text:p>89066126</text:p>
          </table:table-cell>
          <table:table-cell office:value-type="float" office:value="851698" calcext:value-type="float">
            <text:p>851698</text:p>
          </table:table-cell>
          <table:table-cell office:value-type="float" office:value="9578066" calcext:value-type="float">
            <text:p>9578066</text:p>
          </table:table-cell>
          <table:table-cell office:value-type="float" office:value="5783641" calcext:value-type="float">
            <text:p>5783641</text:p>
          </table:table-cell>
          <table:table-cell office:value-type="float" office:value="699412" calcext:value-type="float">
            <text:p>699412</text:p>
          </table:table-cell>
          <table:table-cell office:value-type="float" office:value="1467310" calcext:value-type="float">
            <text:p>1467310</text:p>
          </table:table-cell>
          <table:table-cell office:value-type="float" office:value="267494" calcext:value-type="float">
            <text:p>267494</text:p>
          </table:table-cell>
          <table:table-cell office:value-type="float" office:value="1756752" calcext:value-type="float">
            <text:p>1756752</text:p>
          </table:table-cell>
          <table:table-cell office:value-type="float" office:value="851206" calcext:value-type="float">
            <text:p>851206</text:p>
          </table:table-cell>
          <table:table-cell office:value-type="float" office:value="2033765" calcext:value-type="float">
            <text:p>2033765</text:p>
          </table:table-cell>
          <table:table-cell office:value-type="float" office:value="3355859" calcext:value-type="float">
            <text:p>3355859</text:p>
          </table:table-cell>
          <table:table-cell office:value-type="float" office:value="1753217" calcext:value-type="float">
            <text:p>17532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 office:value-type="float" office:value="2654" calcext:value-type="float">
            <text:p>2654</text:p>
          </table:table-cell>
          <table:table-cell office:value-type="float" office:value="5747" calcext:value-type="float">
            <text:p>5747</text:p>
          </table:table-cell>
          <table:table-cell office:value-type="float" office:value="1571" calcext:value-type="float">
            <text:p>1571</text:p>
          </table:table-cell>
          <table:table-cell office:value-type="float" office:value="8637" calcext:value-type="float">
            <text:p>8637</text:p>
          </table:table-cell>
          <table:table-cell office:value-type="float" office:value="7427" calcext:value-type="float">
            <text:p>7427</text:p>
          </table:table-cell>
          <table:table-cell office:value-type="float" office:value="875" calcext:value-type="float">
            <text:p>875</text:p>
          </table:table-cell>
          <table:table-cell office:value-type="float" office:value="33137" calcext:value-type="float">
            <text:p>33137</text:p>
          </table:table-cell>
          <table:table-cell office:value-type="float" office:value="4.79811470206402" calcext:value-type="float">
            <text:p>4.79811470206402</text:p>
          </table:table-cell>
          <table:table-cell office:value-type="float" office:value="1.19485112212143" calcext:value-type="float">
            <text:p>1.19485112212143</text:p>
          </table:table-cell>
          <table:table-cell office:value-type="float" office:value="0.314252954044027" calcext:value-type="float">
            <text:p>0.314252954044027</text:p>
          </table:table-cell>
          <table:table-cell office:value-type="float" office:value="0.863793014433821" calcext:value-type="float">
            <text:p>0.863793014433821</text:p>
          </table:table-cell>
          <table:table-cell office:value-type="float" office:value="0.603842257925556" calcext:value-type="float">
            <text:p>0.603842257925556</text:p>
          </table:table-cell>
        </table:table-row>
        <table:table-row table:style-name="ro1" table:number-rows-repeated="13">
          <table:table-cell table:number-columns-repeated="36"/>
        </table:table-row>
        <table:table-row table:style-name="ro1">
          <table:table-cell table:number-columns-repeated="24"/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normal_search_move_gen_time</text:p>
          </table:table-cell>
          <table:table-cell office:value-type="string" calcext:value-type="string">
            <text:p>q_search_move_gen_time</text:p>
          </table:table-cell>
          <table:table-cell office:value-type="string" calcext:value-type="string">
            <text:p>normal_search_move_ordering_time</text:p>
          </table:table-cell>
          <table:table-cell office:value-type="string" calcext:value-type="string">
            <text:p>q_search_move_ordering_time</text:p>
          </table:table-cell>
          <table:table-cell office:value-type="string" calcext:value-type="string">
            <text:p>total_time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2093" calcext:value-type="float">
            <text:p>2093</text:p>
          </table:table-cell>
          <table:table-cell office:value-type="float" office:value="2654" calcext:value-type="float">
            <text:p>2654</text:p>
          </table:table-cell>
          <table:table-cell office:value-type="float" office:value="5747" calcext:value-type="float">
            <text:p>5747</text:p>
          </table:table-cell>
          <table:table-cell office:value-type="float" office:value="1571" calcext:value-type="float">
            <text:p>1571</text:p>
          </table:table-cell>
          <table:table-cell office:value-type="float" office:value="8637" calcext:value-type="float">
            <text:p>8637</text:p>
          </table:table-cell>
          <table:table-cell office:value-type="float" office:value="7427" calcext:value-type="float">
            <text:p>7427</text:p>
          </table:table-cell>
          <table:table-cell office:value-type="float" office:value="875" calcext:value-type="float">
            <text:p>875</text:p>
          </table:table-cell>
          <table:table-cell office:value-type="float" office:value="33137" calcext:value-type="float">
            <text:p>33137</text:p>
          </table:table-cell>
          <table:table-cell table:number-columns-repeated="4"/>
        </table:table-row>
      </table:table>
      <table:table table:name="Sheet1" table:style-name="ta1">
        <table:table-column table:style-name="co3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01:22:30.609899301</meta:creation-date>
    <dc:date>2025-07-11T01:35:54.606782345</dc:date>
    <meta:editing-duration>PT13M25S</meta:editing-duration>
    <meta:editing-cycles>1</meta:editing-cycles>
    <meta:document-statistic meta:table-count="2" meta:cell-count="304" meta:object-count="2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0cm" svg:y="0cm" style:legend-expansion="high" chart:style-name="ch2"/>
        <chart:plot-area chart:style-name="ch3" table:cell-range-address="'11_New metrics v2'.Y22:'11_New metrics v2'.AF22" chart:data-source-has-labels="row" svg:x="0.32cm" svg:y="0.18cm" svg:width="15.15cm" svg:height="8.64cm">
          <chart:coordinate-region svg:x="3.575cm" svg:y="0.18cm" svg:width="8.64cm" svg:height="8.64cm"/>
          <chart:axis chart:dimension="x" chart:name="primary-x" chart:style-name="ch4" chartooo:axis-type="auto">
            <chartooo:date-scale/>
            <chart:categories table:cell-range-address="'11_New metrics v2'.Y22:'11_New metrics v2'.AF22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562cm" svg:y="2.31cm" style:legend-expansion="high" chart:style-name="ch2"/>
        <chart:plot-area chart:style-name="ch3" table:cell-range-address="'11_New metrics v2'.Y22:'11_New metrics v2'.AE23" chart:data-source-has-labels="row" svg:x="0.634cm" svg:y="-0.001cm" svg:width="8.638cm" svg:height="8.639cm">
          <chart:coordinate-region svg:x="0.634cm" svg:y="0cm" svg:width="8.638cm" svg:height="8.638cm"/>
          <chart:axis chart:dimension="x" chart:name="primary-x" chart:style-name="ch4" chartooo:axis-type="auto">
            <chartooo:date-scale/>
            <chart:categories table:cell-range-address="'11_New metrics v2'.Y22:'11_New metrics v2'.A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1_New metrics v2'.Y23:'11_New metrics v2'.AE2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rch_time</text:p>
                <draw:g>
                  <svg:desc>'11_New metrics v2'.Y22:'11_New metrics v2'.AE22</svg:desc>
                </draw:g>
              </table:table-cell>
              <table:table-cell office:value-type="string">
                <text:p>q_search_time</text:p>
              </table:table-cell>
              <table:table-cell office:value-type="string">
                <text:p>evaluation_time</text:p>
              </table:table-cell>
              <table:table-cell office:value-type="string">
                <text:p>normal_search_move_gen_time</text:p>
              </table:table-cell>
              <table:table-cell office:value-type="string">
                <text:p>q_search_move_gen_time</text:p>
              </table:table-cell>
              <table:table-cell office:value-type="string">
                <text:p>normal_search_move_ordering_time</text:p>
              </table:table-cell>
              <table:table-cell office:value-type="string">
                <text:p>q_search_move_ordering_time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2093">
                <text:p>2093</text:p>
                <draw:g>
                  <svg:desc>'11_New metrics v2'.Y23:'11_New metrics v2'.AE23</svg:desc>
                </draw:g>
              </table:table-cell>
              <table:table-cell office:value-type="float" office:value="2654">
                <text:p>2654</text:p>
              </table:table-cell>
              <table:table-cell office:value-type="float" office:value="5747">
                <text:p>5747</text:p>
              </table:table-cell>
              <table:table-cell office:value-type="float" office:value="1571">
                <text:p>1571</text:p>
              </table:table-cell>
              <table:table-cell office:value-type="float" office:value="8637">
                <text:p>8637</text:p>
              </table:table-cell>
              <table:table-cell office:value-type="float" office:value="7427">
                <text:p>7427</text:p>
              </table:table-cell>
              <table:table-cell office:value-type="float" office:value="875">
                <text:p>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